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table:style-name="ce2" office:value-type="date" office:date-value="2021-06-29" calcext:value-type="date" table:number-columns-spanned="12" table:number-rows-spanned="1">
            <text:p>06/29/21</text:p>
          </table:table-cell>
          <table:covered-table-cell table:number-columns-repeated="3"/>
          <table:covered-table-cell table:style-name="ce2"/>
          <table:covered-table-cell table:number-columns-repeated="7"/>
        </table:table-row>
        <table:table-row table:style-name="ro1">
          <table:table-cell office:value-type="string" calcext:value-type="string">
            <text:p>dtg</text:p>
          </table:table-cell>
          <table:table-cell office:value-type="string" calcext:value-type="string">
            <text:p>dt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qda</text:p>
          </table:table-cell>
          <table:table-cell office:value-type="string" calcext:value-type="string">
            <text:p>num fea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.0735930735930736" calcext:value-type="float">
            <text:p>0.073593073593074</text:p>
          </table:table-cell>
          <table:table-cell office:value-type="float" office:value="0.458874458874459" calcext:value-type="float">
            <text:p>0.458874458874459</text:p>
          </table:table-cell>
          <table:table-cell office:value-type="float" office:value="1.06060606060606" calcext:value-type="float">
            <text:p>1.06060606060606</text:p>
          </table:table-cell>
          <table:table-cell office:value-type="float" office:value="-0.0606060606060606" calcext:value-type="float">
            <text:p>-0.060606060606061</text:p>
          </table:table-cell>
          <table:table-cell office:value-type="float" office:value="2.81818181818182" calcext:value-type="float">
            <text:p>2.81818181818182</text:p>
          </table:table-cell>
          <table:table-cell table:style-name="ce3" office:value-type="float" office:value="4.22943722943723" calcext:value-type="float">
            <text:p>4.22943722943723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2.54545454545455" calcext:value-type="float">
            <text:p>2.54545454545455</text:p>
          </table:table-cell>
          <table:table-cell office:value-type="float" office:value="1.44155844155844" calcext:value-type="float">
            <text:p>1.44155844155844</text:p>
          </table:table-cell>
          <table:table-cell office:value-type="float" office:value="30" calcext:value-type="float">
            <text:p>30</text:p>
          </table:table-cell>
          <table:table-cell table:formula="of:=SUM([.A3:.I3])/9" office:value-type="float" office:value="1.85666185666186" calcext:value-type="float">
            <text:p>1.85666185666186</text:p>
          </table:table-cell>
          <table:table-cell table:formula="of:=MAXA([.A3:.I3])" office:value-type="float" office:value="4.22943722943723" calcext:value-type="float">
            <text:p>4.22943722943723</text:p>
          </table:table-cell>
        </table:table-row>
        <table:table-row table:style-name="ro1">
          <table:table-cell office:value-type="float" office:value="0.847311827956989" calcext:value-type="float">
            <text:p>0.847311827956989</text:p>
          </table:table-cell>
          <table:table-cell office:value-type="float" office:value="1.64731182795699" calcext:value-type="float">
            <text:p>1.64731182795699</text:p>
          </table:table-cell>
          <table:table-cell office:value-type="float" office:value="-0.533333333333333" calcext:value-type="float">
            <text:p>-0.533333333333333</text:p>
          </table:table-cell>
          <table:table-cell office:value-type="float" office:value="1.07956989247312" calcext:value-type="float">
            <text:p>1.07956989247312</text:p>
          </table:table-cell>
          <table:table-cell office:value-type="float" office:value="2.00860215053763" calcext:value-type="float">
            <text:p>2.00860215053763</text:p>
          </table:table-cell>
          <table:table-cell office:value-type="float" office:value="2.91612903225806" calcext:value-type="float">
            <text:p>2.91612903225806</text:p>
          </table:table-cell>
          <table:table-cell table:style-name="ce3" office:value-type="float" office:value="3.56559139784946" calcext:value-type="float">
            <text:p>3.56559139784946</text:p>
          </table:table-cell>
          <table:table-cell office:value-type="float" office:value="2.49032258064516" calcext:value-type="float">
            <text:p>2.49032258064516</text:p>
          </table:table-cell>
          <table:table-cell office:value-type="float" office:value="1.89677419354839" calcext:value-type="float">
            <text:p>1.89677419354839</text:p>
          </table:table-cell>
          <table:table-cell office:value-type="float" office:value="15" calcext:value-type="float">
            <text:p>15</text:p>
          </table:table-cell>
          <table:table-cell table:formula="of:=SUM([.A4:.I4])/9" office:value-type="float" office:value="1.76869772998805" calcext:value-type="float">
            <text:p>1.76869772998805</text:p>
          </table:table-cell>
          <table:table-cell table:formula="of:=MAXA([.A4:.I4])" office:value-type="float" office:value="3.56559139784946" calcext:value-type="float">
            <text:p>3.56559139784946</text:p>
          </table:table-cell>
        </table:table-row>
        <table:table-row table:style-name="ro1">
          <table:table-cell office:value-type="float" office:value="0.751072961373391" calcext:value-type="float">
            <text:p>0.751072961373391</text:p>
          </table:table-cell>
          <table:table-cell office:value-type="float" office:value="1.90987124463519" calcext:value-type="float">
            <text:p>1.90987124463519</text:p>
          </table:table-cell>
          <table:table-cell office:value-type="float" office:value="1.78540772532189" calcext:value-type="float">
            <text:p>1.78540772532189</text:p>
          </table:table-cell>
          <table:table-cell office:value-type="float" office:value="0.600858369098712" calcext:value-type="float">
            <text:p>0.600858369098712</text:p>
          </table:table-cell>
          <table:table-cell office:value-type="float" office:value="1.09442060085837" calcext:value-type="float">
            <text:p>1.09442060085837</text:p>
          </table:table-cell>
          <table:table-cell table:style-name="ce3" office:value-type="float" office:value="3.79399141630901" calcext:value-type="float">
            <text:p>3.79399141630901</text:p>
          </table:table-cell>
          <table:table-cell office:value-type="float" office:value="3.69957081545064" calcext:value-type="float">
            <text:p>3.69957081545064</text:p>
          </table:table-cell>
          <table:table-cell office:value-type="float" office:value="3.72961373390558" calcext:value-type="float">
            <text:p>3.72961373390558</text:p>
          </table:table-cell>
          <table:table-cell office:value-type="float" office:value="2.95708154506438" calcext:value-type="float">
            <text:p>2.95708154506438</text:p>
          </table:table-cell>
          <table:table-cell office:value-type="float" office:value="10" calcext:value-type="float">
            <text:p>10</text:p>
          </table:table-cell>
          <table:table-cell table:formula="of:=SUM([.A5:.I5])/9" office:value-type="float" office:value="2.25798760133524" calcext:value-type="float">
            <text:p>2.25798760133524</text:p>
          </table:table-cell>
          <table:table-cell table:formula="of:=MAXA([.A5:.I5])" office:value-type="float" office:value="3.79399141630901" calcext:value-type="float">
            <text:p>3.79399141630901</text:p>
          </table:table-cell>
        </table:table-row>
        <table:table-row table:style-name="ro1">
          <table:table-cell office:value-type="float" office:value="1.07922912205567" calcext:value-type="float">
            <text:p>1.07922912205567</text:p>
          </table:table-cell>
          <table:table-cell office:value-type="float" office:value="0.937901498929336" calcext:value-type="float">
            <text:p>0.937901498929336</text:p>
          </table:table-cell>
          <table:table-cell office:value-type="float" office:value="1.49892933618844" calcext:value-type="float">
            <text:p>1.49892933618844</text:p>
          </table:table-cell>
          <table:table-cell office:value-type="float" office:value="0.706638115631692" calcext:value-type="float">
            <text:p>0.706638115631692</text:p>
          </table:table-cell>
          <table:table-cell office:value-type="float" office:value="0.49678800856531" calcext:value-type="float">
            <text:p>0.49678800856531</text:p>
          </table:table-cell>
          <table:table-cell office:value-type="float" office:value="3.46038543897216" calcext:value-type="float">
            <text:p>3.46038543897216</text:p>
          </table:table-cell>
          <table:table-cell table:style-name="ce3" office:value-type="float" office:value="4.18843683083512" calcext:value-type="float">
            <text:p>4.18843683083512</text:p>
          </table:table-cell>
          <table:table-cell office:value-type="float" office:value="3.26766595289079" calcext:value-type="float">
            <text:p>3.26766595289079</text:p>
          </table:table-cell>
          <table:table-cell office:value-type="float" office:value="3.66167023554604" calcext:value-type="float">
            <text:p>3.66167023554604</text:p>
          </table:table-cell>
          <table:table-cell office:value-type="float" office:value="5" calcext:value-type="float">
            <text:p>5</text:p>
          </table:table-cell>
          <table:table-cell table:formula="of:=SUM([.A6:.I6])/9" office:value-type="float" office:value="2.14418272662384" calcext:value-type="float">
            <text:p>2.14418272662384</text:p>
          </table:table-cell>
          <table:table-cell table:formula="of:=MAXA([.A6:.I6])" office:value-type="float" office:value="4.18843683083512" calcext:value-type="float">
            <text:p>4.18843683083512</text:p>
          </table:table-cell>
        </table:table-row>
        <table:table-row table:style-name="ro1">
          <table:table-cell office:value-type="float" office:value="1.08686350021395" calcext:value-type="float">
            <text:p>1.08686350021395</text:p>
          </table:table-cell>
          <table:table-cell office:value-type="float" office:value="-0.402225074882328" calcext:value-type="float">
            <text:p>-0.402225074882328</text:p>
          </table:table-cell>
          <table:table-cell office:value-type="float" office:value="-0.684638425331622" calcext:value-type="float">
            <text:p>-0.684638425331622</text:p>
          </table:table-cell>
          <table:table-cell office:value-type="float" office:value="0.47068891741549" calcext:value-type="float">
            <text:p>0.47068891741549</text:p>
          </table:table-cell>
          <table:table-cell office:value-type="float" office:value="0.175438596491228" calcext:value-type="float">
            <text:p>0.175438596491228</text:p>
          </table:table-cell>
          <table:table-cell office:value-type="float" office:value="3.84681215233205" calcext:value-type="float">
            <text:p>3.84681215233205</text:p>
          </table:table-cell>
          <table:table-cell office:value-type="float" office:value="4.52289259734703" calcext:value-type="float">
            <text:p>4.52289259734703</text:p>
          </table:table-cell>
          <table:table-cell table:style-name="ce3" office:value-type="float" office:value="4.56996148908858" calcext:value-type="float">
            <text:p>4.56996148908858</text:p>
          </table:table-cell>
          <table:table-cell office:value-type="float" office:value="4.39880188275567" calcext:value-type="float">
            <text:p>4.39880188275567</text:p>
          </table:table-cell>
          <table:table-cell office:value-type="float" office:value="3" calcext:value-type="float">
            <text:p>3</text:p>
          </table:table-cell>
          <table:table-cell table:formula="of:=SUM([.A7:.I7])/9" office:value-type="float" office:value="1.99828840393667" calcext:value-type="float">
            <text:p>1.99828840393667</text:p>
          </table:table-cell>
          <table:table-cell table:formula="of:=MAXA([.A7:.I7])" office:value-type="float" office:value="4.56996148908858" calcext:value-type="float">
            <text:p>4.5699614890885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date" office:date-value="2021-06-01" calcext:value-type="date" table:number-columns-spanned="12" table:number-rows-spanned="1">
            <text:p>06/01/21</text:p>
          </table:table-cell>
          <table:covered-table-cell table:number-columns-repeated="3"/>
          <table:covered-table-cell table:style-name="ce2"/>
          <table:covered-table-cell table:number-columns-repeated="7"/>
        </table:table-row>
        <table:table-row table:style-name="ro1">
          <table:table-cell office:value-type="string" calcext:value-type="string">
            <text:p>dtg</text:p>
          </table:table-cell>
          <table:table-cell office:value-type="string" calcext:value-type="string">
            <text:p>dt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qda</text:p>
          </table:table-cell>
          <table:table-cell office:value-type="string" calcext:value-type="string">
            <text:p>num fea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.0995670995670996" calcext:value-type="float">
            <text:p>0.0995670995671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02597402597403" calcext:value-type="float">
            <text:p>0.402597402597403</text:p>
          </table:table-cell>
          <table:table-cell office:value-type="float" office:value="1.01731601731602" calcext:value-type="float">
            <text:p>1.01731601731602</text:p>
          </table:table-cell>
          <table:table-cell office:value-type="float" office:value="3.34199134199134" calcext:value-type="float">
            <text:p>3.34199134199134</text:p>
          </table:table-cell>
          <table:table-cell table:style-name="ce3" office:value-type="float" office:value="3.76623376623377" calcext:value-type="float">
            <text:p>3.76623376623377</text:p>
          </table:table-cell>
          <table:table-cell office:value-type="float" office:value="1.5021645021645" calcext:value-type="float">
            <text:p>1.5021645021645</text:p>
          </table:table-cell>
          <table:table-cell office:value-type="float" office:value="0.692640692640693" calcext:value-type="float">
            <text:p>0.692640692640693</text:p>
          </table:table-cell>
          <table:table-cell office:value-type="float" office:value="30" calcext:value-type="float">
            <text:p>30</text:p>
          </table:table-cell>
          <table:table-cell table:formula="of:=SUM([.A12:.I12])/9" office:value-type="float" office:value="1.32948532948533" calcext:value-type="float">
            <text:p>1.32948532948533</text:p>
          </table:table-cell>
          <table:table-cell table:formula="of:=MAXA([.A12:.I12])" office:value-type="float" office:value="3.76623376623377" calcext:value-type="float">
            <text:p>3.76623376623377</text:p>
          </table:table-cell>
        </table:table-row>
        <table:table-row table:style-name="ro1">
          <table:table-cell office:value-type="float" office:value="0.843010752688172" calcext:value-type="float">
            <text:p>0.843010752688172</text:p>
          </table:table-cell>
          <table:table-cell office:value-type="float" office:value="0.873118279569892" calcext:value-type="float">
            <text:p>0.873118279569892</text:p>
          </table:table-cell>
          <table:table-cell office:value-type="float" office:value="1.07096774193548" calcext:value-type="float">
            <text:p>1.07096774193548</text:p>
          </table:table-cell>
          <table:table-cell office:value-type="float" office:value="1.25161290322581" calcext:value-type="float">
            <text:p>1.25161290322581</text:p>
          </table:table-cell>
          <table:table-cell office:value-type="float" office:value="3.71612903225806" calcext:value-type="float">
            <text:p>3.71612903225806</text:p>
          </table:table-cell>
          <table:table-cell table:style-name="ce3" office:value-type="float" office:value="4.15483870967742" calcext:value-type="float">
            <text:p>4.15483870967742</text:p>
          </table:table-cell>
          <table:table-cell office:value-type="float" office:value="3.81935483870968" calcext:value-type="float">
            <text:p>3.81935483870968</text:p>
          </table:table-cell>
          <table:table-cell office:value-type="float" office:value="2.60645161290323" calcext:value-type="float">
            <text:p>2.60645161290323</text:p>
          </table:table-cell>
          <table:table-cell office:value-type="float" office:value="1.61720430107527" calcext:value-type="float">
            <text:p>1.61720430107527</text:p>
          </table:table-cell>
          <table:table-cell office:value-type="float" office:value="15" calcext:value-type="float">
            <text:p>15</text:p>
          </table:table-cell>
          <table:table-cell table:formula="of:=SUM([.A13:.I13])/9" office:value-type="float" office:value="2.21696535244922" calcext:value-type="float">
            <text:p>2.21696535244922</text:p>
          </table:table-cell>
          <table:table-cell table:formula="of:=MAXA([.A13:.I13])" office:value-type="float" office:value="4.15483870967742" calcext:value-type="float">
            <text:p>4.15483870967742</text:p>
          </table:table-cell>
        </table:table-row>
        <table:table-row table:style-name="ro1">
          <table:table-cell office:value-type="float" office:value="0.489270386266094" calcext:value-type="float">
            <text:p>0.489270386266094</text:p>
          </table:table-cell>
          <table:table-cell office:value-type="float" office:value="0.128755364806867" calcext:value-type="float">
            <text:p>0.128755364806867</text:p>
          </table:table-cell>
          <table:table-cell office:value-type="float" office:value="1.84549356223176" calcext:value-type="float">
            <text:p>1.84549356223176</text:p>
          </table:table-cell>
          <table:table-cell office:value-type="float" office:value="0.0901287553648068" calcext:value-type="float">
            <text:p>0.090128755364807</text:p>
          </table:table-cell>
          <table:table-cell office:value-type="float" office:value="3.01287553648069" calcext:value-type="float">
            <text:p>3.01287553648069</text:p>
          </table:table-cell>
          <table:table-cell office:value-type="float" office:value="3.65665236051502" calcext:value-type="float">
            <text:p>3.65665236051502</text:p>
          </table:table-cell>
          <table:table-cell table:style-name="ce3" office:value-type="float" office:value="3.88841201716738" calcext:value-type="float">
            <text:p>3.88841201716738</text:p>
          </table:table-cell>
          <table:table-cell office:value-type="float" office:value="2.76824034334764" calcext:value-type="float">
            <text:p>2.76824034334764</text:p>
          </table:table-cell>
          <table:table-cell office:value-type="float" office:value="1.79399141630901" calcext:value-type="float">
            <text:p>1.79399141630901</text:p>
          </table:table-cell>
          <table:table-cell office:value-type="float" office:value="10" calcext:value-type="float">
            <text:p>10</text:p>
          </table:table-cell>
          <table:table-cell table:formula="of:=SUM([.A14:.I14])/9" office:value-type="float" office:value="1.96375774916547" calcext:value-type="float">
            <text:p>1.96375774916547</text:p>
          </table:table-cell>
          <table:table-cell table:formula="of:=MAXA([.A14:.I14])" office:value-type="float" office:value="3.88841201716738" calcext:value-type="float">
            <text:p>3.88841201716738</text:p>
          </table:table-cell>
        </table:table-row>
        <table:table-row table:style-name="ro1">
          <table:table-cell office:value-type="float" office:value="-0.154175588865096" calcext:value-type="float">
            <text:p>-0.154175588865096</text:p>
          </table:table-cell>
          <table:table-cell office:value-type="float" office:value="0.0856531049250535" calcext:value-type="float">
            <text:p>0.085653104925054</text:p>
          </table:table-cell>
          <table:table-cell office:value-type="float" office:value="1.11777301927195" calcext:value-type="float">
            <text:p>1.11777301927195</text:p>
          </table:table-cell>
          <table:table-cell office:value-type="float" office:value="-0.398286937901499" calcext:value-type="float">
            <text:p>-0.398286937901499</text:p>
          </table:table-cell>
          <table:table-cell office:value-type="float" office:value="2.57387580299786" calcext:value-type="float">
            <text:p>2.57387580299786</text:p>
          </table:table-cell>
          <table:table-cell table:style-name="ce3" office:value-type="float" office:value="4.10706638115632" calcext:value-type="float">
            <text:p>4.10706638115632</text:p>
          </table:table-cell>
          <table:table-cell office:value-type="float" office:value="3.67023554603854" calcext:value-type="float">
            <text:p>3.67023554603854</text:p>
          </table:table-cell>
          <table:table-cell office:value-type="float" office:value="2.81370449678801" calcext:value-type="float">
            <text:p>2.81370449678801</text:p>
          </table:table-cell>
          <table:table-cell office:value-type="float" office:value="2.59100642398287" calcext:value-type="float">
            <text:p>2.59100642398287</text:p>
          </table:table-cell>
          <table:table-cell office:value-type="float" office:value="5" calcext:value-type="float">
            <text:p>5</text:p>
          </table:table-cell>
          <table:table-cell table:formula="of:=SUM([.A15:.I15])/9" office:value-type="float" office:value="1.82298358315489" calcext:value-type="float">
            <text:p>1.82298358315489</text:p>
          </table:table-cell>
          <table:table-cell table:formula="of:=MAXA([.A15:.I15])" office:value-type="float" office:value="4.10706638115632" calcext:value-type="float">
            <text:p>4.10706638115632</text:p>
          </table:table-cell>
        </table:table-row>
        <table:table-row table:style-name="ro1">
          <table:table-cell office:value-type="float" office:value="-0.196833547282841" calcext:value-type="float">
            <text:p>-0.196833547282841</text:p>
          </table:table-cell>
          <table:table-cell office:value-type="float" office:value="0.881471972614463" calcext:value-type="float">
            <text:p>0.881471972614463</text:p>
          </table:table-cell>
          <table:table-cell office:value-type="float" office:value="2.02824133504493" calcext:value-type="float">
            <text:p>2.02824133504493</text:p>
          </table:table-cell>
          <table:table-cell office:value-type="float" office:value="0.171159606332905" calcext:value-type="float">
            <text:p>0.171159606332905</text:p>
          </table:table-cell>
          <table:table-cell office:value-type="float" office:value="1.15104835258879" calcext:value-type="float">
            <text:p>1.15104835258879</text:p>
          </table:table-cell>
          <table:table-cell table:style-name="ce3" office:value-type="float" office:value="4.7454000855798" calcext:value-type="float">
            <text:p>4.7454000855798</text:p>
          </table:table-cell>
          <table:table-cell office:value-type="float" office:value="4.26187419768934" calcext:value-type="float">
            <text:p>4.26187419768934</text:p>
          </table:table-cell>
          <table:table-cell office:value-type="float" office:value="2.9482242190843" calcext:value-type="float">
            <text:p>2.9482242190843</text:p>
          </table:table-cell>
          <table:table-cell office:value-type="float" office:value="3.11082584510056" calcext:value-type="float">
            <text:p>3.11082584510056</text:p>
          </table:table-cell>
          <table:table-cell office:value-type="float" office:value="3" calcext:value-type="float">
            <text:p>3</text:p>
          </table:table-cell>
          <table:table-cell table:formula="of:=SUM([.A16:.I16])/9" office:value-type="float" office:value="2.12237911852803" calcext:value-type="float">
            <text:p>2.12237911852803</text:p>
          </table:table-cell>
          <table:table-cell table:formula="of:=MAXA([.A16:.I16])" office:value-type="float" office:value="4.7454000855798" calcext:value-type="float">
            <text:p>4.745400085579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date" office:date-value="2021-05-01" calcext:value-type="date" table:number-columns-spanned="12" table:number-rows-spanned="1">
            <text:p>05/01/21</text:p>
          </table:table-cell>
          <table:covered-table-cell table:number-columns-repeated="2"/>
          <table:covered-table-cell table:style-name="ce2"/>
          <table:covered-table-cell table:number-columns-repeated="8"/>
        </table:table-row>
        <table:table-row table:style-name="ro1">
          <table:table-cell office:value-type="string" calcext:value-type="string">
            <text:p>dtg</text:p>
          </table:table-cell>
          <table:table-cell office:value-type="string" calcext:value-type="string">
            <text:p>dt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qda</text:p>
          </table:table-cell>
          <table:table-cell office:value-type="string" calcext:value-type="string">
            <text:p>num fea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-0.0692640692640693" calcext:value-type="float">
            <text:p>-0.069264069264069</text:p>
          </table:table-cell>
          <table:table-cell office:value-type="float" office:value="-0.0476190476190476" calcext:value-type="float">
            <text:p>-0.047619047619048</text:p>
          </table:table-cell>
          <table:table-cell office:value-type="float" office:value="-0.16017316017316" calcext:value-type="float">
            <text:p>-0.16017316017316</text:p>
          </table:table-cell>
          <table:table-cell office:value-type="float" office:value="-0.636363636363636" calcext:value-type="float">
            <text:p>-0.636363636363636</text:p>
          </table:table-cell>
          <table:table-cell office:value-type="float" office:value="3.12121212121212" calcext:value-type="float">
            <text:p>3.12121212121212</text:p>
          </table:table-cell>
          <table:table-cell table:style-name="ce3" office:value-type="float" office:value="4.77056277056277" calcext:value-type="float">
            <text:p>4.77056277056277</text:p>
          </table:table-cell>
          <table:table-cell office:value-type="float" office:value="4.20779220779221" calcext:value-type="float">
            <text:p>4.20779220779221</text:p>
          </table:table-cell>
          <table:table-cell office:value-type="float" office:value="1.93073593073593" calcext:value-type="float">
            <text:p>1.93073593073593</text:p>
          </table:table-cell>
          <table:table-cell office:value-type="float" office:value="1.58008658008658" calcext:value-type="float">
            <text:p>1.58008658008658</text:p>
          </table:table-cell>
          <table:table-cell office:value-type="float" office:value="30" calcext:value-type="float">
            <text:p>30</text:p>
          </table:table-cell>
          <table:table-cell table:formula="of:=SUM([.A21:.I21])/9" office:value-type="float" office:value="1.63299663299663" calcext:value-type="float">
            <text:p>1.63299663299663</text:p>
          </table:table-cell>
          <table:table-cell table:formula="of:=MAXA([.A21:.I21])" office:value-type="float" office:value="4.77056277056277" calcext:value-type="float">
            <text:p>4.77056277056277</text:p>
          </table:table-cell>
        </table:table-row>
        <table:table-row table:style-name="ro1">
          <table:table-cell office:value-type="float" office:value="1.19569892473118" calcext:value-type="float">
            <text:p>1.19569892473118</text:p>
          </table:table-cell>
          <table:table-cell office:value-type="float" office:value="0.163440860215054" calcext:value-type="float">
            <text:p>0.163440860215054</text:p>
          </table:table-cell>
          <table:table-cell office:value-type="float" office:value="0.593548387096774" calcext:value-type="float">
            <text:p>0.593548387096774</text:p>
          </table:table-cell>
          <table:table-cell office:value-type="float" office:value="0.847311827956989" calcext:value-type="float">
            <text:p>0.847311827956989</text:p>
          </table:table-cell>
          <table:table-cell office:value-type="float" office:value="3.87956989247312" calcext:value-type="float">
            <text:p>3.87956989247312</text:p>
          </table:table-cell>
          <table:table-cell table:style-name="ce3" office:value-type="float" office:value="5.55268817204301" calcext:value-type="float">
            <text:p>5.55268817204301</text:p>
          </table:table-cell>
          <table:table-cell office:value-type="float" office:value="4.73548387096774" calcext:value-type="float">
            <text:p>4.73548387096774</text:p>
          </table:table-cell>
          <table:table-cell office:value-type="float" office:value="4.95913978494624" calcext:value-type="float">
            <text:p>4.95913978494624</text:p>
          </table:table-cell>
          <table:table-cell office:value-type="float" office:value="4.55913978494624" calcext:value-type="float">
            <text:p>4.55913978494624</text:p>
          </table:table-cell>
          <table:table-cell office:value-type="float" office:value="15" calcext:value-type="float">
            <text:p>15</text:p>
          </table:table-cell>
          <table:table-cell table:formula="of:=SUM([.A22:.I22])/9" office:value-type="float" office:value="2.94289127837515" calcext:value-type="float">
            <text:p>2.94289127837515</text:p>
          </table:table-cell>
          <table:table-cell table:formula="of:=MAXA([.A22:.I22])" office:value-type="float" office:value="5.55268817204301" calcext:value-type="float">
            <text:p>5.55268817204301</text:p>
          </table:table-cell>
        </table:table-row>
        <table:table-row table:style-name="ro1">
          <table:table-cell office:value-type="float" office:value="0.304721030042918" calcext:value-type="float">
            <text:p>0.304721030042918</text:p>
          </table:table-cell>
          <table:table-cell office:value-type="float" office:value="1.52360515021459" calcext:value-type="float">
            <text:p>1.52360515021459</text:p>
          </table:table-cell>
          <table:table-cell office:value-type="float" office:value="1.08583690987124" calcext:value-type="float">
            <text:p>1.08583690987124</text:p>
          </table:table-cell>
          <table:table-cell office:value-type="float" office:value="0.527896995708155" calcext:value-type="float">
            <text:p>0.527896995708155</text:p>
          </table:table-cell>
          <table:table-cell office:value-type="float" office:value="3.36051502145923" calcext:value-type="float">
            <text:p>3.36051502145923</text:p>
          </table:table-cell>
          <table:table-cell office:value-type="float" office:value="5.70386266094421" calcext:value-type="float">
            <text:p>5.70386266094421</text:p>
          </table:table-cell>
          <table:table-cell office:value-type="float" office:value="5.55364806866953" calcext:value-type="float">
            <text:p>5.55364806866953</text:p>
          </table:table-cell>
          <table:table-cell table:style-name="ce3" office:value-type="float" office:value="6.1587982832618" calcext:value-type="float">
            <text:p>6.1587982832618</text:p>
          </table:table-cell>
          <table:table-cell office:value-type="float" office:value="6.13304721030043" calcext:value-type="float">
            <text:p>6.13304721030043</text:p>
          </table:table-cell>
          <table:table-cell office:value-type="float" office:value="10" calcext:value-type="float">
            <text:p>10</text:p>
          </table:table-cell>
          <table:table-cell table:formula="of:=SUM([.A23:.I23])/9" office:value-type="float" office:value="3.3724368144969" calcext:value-type="float">
            <text:p>3.3724368144969</text:p>
          </table:table-cell>
          <table:table-cell table:formula="of:=MAXA([.A23:.I23])" office:value-type="float" office:value="6.1587982832618" calcext:value-type="float">
            <text:p>6.1587982832618</text:p>
          </table:table-cell>
        </table:table-row>
        <table:table-row table:style-name="ro1">
          <table:table-cell office:value-type="float" office:value="0.226980728051392" calcext:value-type="float">
            <text:p>0.226980728051392</text:p>
          </table:table-cell>
          <table:table-cell office:value-type="float" office:value="-0.269807280513919" calcext:value-type="float">
            <text:p>-0.269807280513919</text:p>
          </table:table-cell>
          <table:table-cell office:value-type="float" office:value="0.595289079229122" calcext:value-type="float">
            <text:p>0.595289079229122</text:p>
          </table:table-cell>
          <table:table-cell office:value-type="float" office:value="0.753747323340471" calcext:value-type="float">
            <text:p>0.753747323340471</text:p>
          </table:table-cell>
          <table:table-cell office:value-type="float" office:value="3.04925053533191" calcext:value-type="float">
            <text:p>3.04925053533191</text:p>
          </table:table-cell>
          <table:table-cell table:style-name="ce3" office:value-type="float" office:value="6.43683083511777" calcext:value-type="float">
            <text:p>6.43683083511777</text:p>
          </table:table-cell>
          <table:table-cell office:value-type="float" office:value="6.02997858672377" calcext:value-type="float">
            <text:p>6.02997858672377</text:p>
          </table:table-cell>
          <table:table-cell office:value-type="float" office:value="6.12847965738758" calcext:value-type="float">
            <text:p>6.12847965738758</text:p>
          </table:table-cell>
          <table:table-cell office:value-type="float" office:value="5.82012847965739" calcext:value-type="float">
            <text:p>5.82012847965739</text:p>
          </table:table-cell>
          <table:table-cell office:value-type="float" office:value="5" calcext:value-type="float">
            <text:p>5</text:p>
          </table:table-cell>
          <table:table-cell table:formula="of:=SUM([.A24:.I24])/9" office:value-type="float" office:value="3.19676421603617" calcext:value-type="float">
            <text:p>3.19676421603617</text:p>
          </table:table-cell>
          <table:table-cell table:formula="of:=MAXA([.A24:.I24])" office:value-type="float" office:value="6.43683083511777" calcext:value-type="float">
            <text:p>6.43683083511777</text:p>
          </table:table-cell>
        </table:table-row>
        <table:table-row table:style-name="ro1">
          <table:table-cell office:value-type="float" office:value="1.0783055198973" calcext:value-type="float">
            <text:p>1.0783055198973</text:p>
          </table:table-cell>
          <table:table-cell office:value-type="float" office:value="0.0513478818998717" calcext:value-type="float">
            <text:p>0.051347881899872</text:p>
          </table:table-cell>
          <table:table-cell office:value-type="float" office:value="1.08258451005563" calcext:value-type="float">
            <text:p>1.08258451005563</text:p>
          </table:table-cell>
          <table:table-cell office:value-type="float" office:value="1.21951219512195" calcext:value-type="float">
            <text:p>1.21951219512195</text:p>
          </table:table-cell>
          <table:table-cell office:value-type="float" office:value="1.84852374839538" calcext:value-type="float">
            <text:p>1.84852374839538</text:p>
          </table:table-cell>
          <table:table-cell office:value-type="float" office:value="5.21608900299529" calcext:value-type="float">
            <text:p>5.21608900299529</text:p>
          </table:table-cell>
          <table:table-cell office:value-type="float" office:value="4.93795464270432" calcext:value-type="float">
            <text:p>4.93795464270432</text:p>
          </table:table-cell>
          <table:table-cell table:style-name="ce3" office:value-type="float" office:value="6.4270432178006" calcext:value-type="float">
            <text:p>6.4270432178006</text:p>
          </table:table-cell>
          <table:table-cell office:value-type="float" office:value="6.40992725716731" calcext:value-type="float">
            <text:p>6.40992725716731</text:p>
          </table:table-cell>
          <table:table-cell office:value-type="float" office:value="3" calcext:value-type="float">
            <text:p>3</text:p>
          </table:table-cell>
          <table:table-cell table:formula="of:=SUM([.A25:.I25])/9" office:value-type="float" office:value="3.14125421955974" calcext:value-type="float">
            <text:p>3.14125421955974</text:p>
          </table:table-cell>
          <table:table-cell table:formula="of:=MAXA([.A25:.I25])" office:value-type="float" office:value="6.4270432178006" calcext:value-type="float">
            <text:p>6.42704321780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date" office:date-value="2021-04-01" calcext:value-type="date" table:number-columns-spanned="12" table:number-rows-spanned="1">
            <text:p>04/01/21</text:p>
          </table:table-cell>
          <table:covered-table-cell table:number-columns-repeated="2"/>
          <table:covered-table-cell table:style-name="ce2"/>
          <table:covered-table-cell table:number-columns-repeated="8"/>
        </table:table-row>
        <table:table-row table:style-name="ro1">
          <table:table-cell office:value-type="string" calcext:value-type="string">
            <text:p>dtg</text:p>
          </table:table-cell>
          <table:table-cell office:value-type="string" calcext:value-type="string">
            <text:p>dt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qda</text:p>
          </table:table-cell>
          <table:table-cell office:value-type="string" calcext:value-type="string">
            <text:p>num fea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.87012987012987" calcext:value-type="float">
            <text:p>1.87012987012987</text:p>
          </table:table-cell>
          <table:table-cell office:value-type="float" office:value="0.294372294372294" calcext:value-type="float">
            <text:p>0.294372294372294</text:p>
          </table:table-cell>
          <table:table-cell office:value-type="float" office:value="0.826839826839827" calcext:value-type="float">
            <text:p>0.826839826839827</text:p>
          </table:table-cell>
          <table:table-cell office:value-type="float" office:value="1.33766233766234" calcext:value-type="float">
            <text:p>1.33766233766234</text:p>
          </table:table-cell>
          <table:table-cell office:value-type="float" office:value="2.93073593073593" calcext:value-type="float">
            <text:p>2.93073593073593</text:p>
          </table:table-cell>
          <table:table-cell office:value-type="float" office:value="4.76623376623377" calcext:value-type="float">
            <text:p>4.76623376623377</text:p>
          </table:table-cell>
          <table:table-cell table:style-name="ce3" office:value-type="float" office:value="5.1038961038961" calcext:value-type="float">
            <text:p>5.1038961038961</text:p>
          </table:table-cell>
          <table:table-cell office:value-type="float" office:value="3.88744588744589" calcext:value-type="float">
            <text:p>3.88744588744589</text:p>
          </table:table-cell>
          <table:table-cell office:value-type="float" office:value="1.57575757575758" calcext:value-type="float">
            <text:p>1.57575757575758</text:p>
          </table:table-cell>
          <table:table-cell office:value-type="float" office:value="30" calcext:value-type="float">
            <text:p>30</text:p>
          </table:table-cell>
          <table:table-cell table:formula="of:=SUM([.A30:.I30])/9" office:value-type="float" office:value="2.51034151034151" calcext:value-type="float">
            <text:p>2.51034151034151</text:p>
          </table:table-cell>
          <table:table-cell table:formula="of:=MAXA([.A30:.I30])" office:value-type="float" office:value="5.1038961038961" calcext:value-type="float">
            <text:p>5.1038961038961</text:p>
          </table:table-cell>
        </table:table-row>
        <table:table-row table:style-name="ro1">
          <table:table-cell office:value-type="float" office:value="-0.111827956989247" calcext:value-type="float">
            <text:p>-0.111827956989247</text:p>
          </table:table-cell>
          <table:table-cell office:value-type="float" office:value="0.563440860215054" calcext:value-type="float">
            <text:p>0.563440860215054</text:p>
          </table:table-cell>
          <table:table-cell office:value-type="float" office:value="1.89247311827957" calcext:value-type="float">
            <text:p>1.89247311827957</text:p>
          </table:table-cell>
          <table:table-cell office:value-type="float" office:value="0.150537634408602" calcext:value-type="float">
            <text:p>0.150537634408602</text:p>
          </table:table-cell>
          <table:table-cell office:value-type="float" office:value="2.75268817204301" calcext:value-type="float">
            <text:p>2.75268817204301</text:p>
          </table:table-cell>
          <table:table-cell table:style-name="ce3" office:value-type="float" office:value="5.50967741935484" calcext:value-type="float">
            <text:p>5.50967741935484</text:p>
          </table:table-cell>
          <table:table-cell office:value-type="float" office:value="5.18279569892473" calcext:value-type="float">
            <text:p>5.18279569892473</text:p>
          </table:table-cell>
          <table:table-cell office:value-type="float" office:value="4.74838709677419" calcext:value-type="float">
            <text:p>4.74838709677419</text:p>
          </table:table-cell>
          <table:table-cell office:value-type="float" office:value="4.04301075268817" calcext:value-type="float">
            <text:p>4.04301075268817</text:p>
          </table:table-cell>
          <table:table-cell office:value-type="float" office:value="15" calcext:value-type="float">
            <text:p>15</text:p>
          </table:table-cell>
          <table:table-cell table:formula="of:=SUM([.A31:.I31])/9" office:value-type="float" office:value="2.7479091995221" calcext:value-type="float">
            <text:p>2.7479091995221</text:p>
          </table:table-cell>
          <table:table-cell table:formula="of:=MAXA([.A31:.I31])" office:value-type="float" office:value="5.50967741935484" calcext:value-type="float">
            <text:p>5.50967741935484</text:p>
          </table:table-cell>
        </table:table-row>
        <table:table-row table:style-name="ro1">
          <table:table-cell office:value-type="float" office:value="0.463519313304721" calcext:value-type="float">
            <text:p>0.463519313304721</text:p>
          </table:table-cell>
          <table:table-cell office:value-type="float" office:value="0.313304721030043" calcext:value-type="float">
            <text:p>0.313304721030043</text:p>
          </table:table-cell>
          <table:table-cell office:value-type="float" office:value="0.660944206008584" calcext:value-type="float">
            <text:p>0.660944206008584</text:p>
          </table:table-cell>
          <table:table-cell office:value-type="float" office:value="1.04721030042918" calcext:value-type="float">
            <text:p>1.04721030042918</text:p>
          </table:table-cell>
          <table:table-cell office:value-type="float" office:value="2.58369098712446" calcext:value-type="float">
            <text:p>2.58369098712446</text:p>
          </table:table-cell>
          <table:table-cell office:value-type="float" office:value="5.29613733905579" calcext:value-type="float">
            <text:p>5.29613733905579</text:p>
          </table:table-cell>
          <table:table-cell table:style-name="ce3" office:value-type="float" office:value="5.70815450643777" calcext:value-type="float">
            <text:p>5.70815450643777</text:p>
          </table:table-cell>
          <table:table-cell office:value-type="float" office:value="4.73819742489271" calcext:value-type="float">
            <text:p>4.73819742489271</text:p>
          </table:table-cell>
          <table:table-cell office:value-type="float" office:value="4.44635193133047" calcext:value-type="float">
            <text:p>4.44635193133047</text:p>
          </table:table-cell>
          <table:table-cell office:value-type="float" office:value="10" calcext:value-type="float">
            <text:p>10</text:p>
          </table:table-cell>
          <table:table-cell table:formula="of:=SUM([.A32:.I32])/9" office:value-type="float" office:value="2.80639008106819" calcext:value-type="float">
            <text:p>2.80639008106819</text:p>
          </table:table-cell>
          <table:table-cell table:formula="of:=MAXA([.A32:.I32])" office:value-type="float" office:value="5.70815450643777" calcext:value-type="float">
            <text:p>5.70815450643777</text:p>
          </table:table-cell>
        </table:table-row>
        <table:table-row table:style-name="ro1">
          <table:table-cell office:value-type="float" office:value="-0.274089935760171" calcext:value-type="float">
            <text:p>-0.274089935760171</text:p>
          </table:table-cell>
          <table:table-cell office:value-type="float" office:value="-0.012847965738758" calcext:value-type="float">
            <text:p>-0.012847965738758</text:p>
          </table:table-cell>
          <table:table-cell office:value-type="float" office:value="1.40899357601713" calcext:value-type="float">
            <text:p>1.40899357601713</text:p>
          </table:table-cell>
          <table:table-cell office:value-type="float" office:value="-0.509635974304069" calcext:value-type="float">
            <text:p>-0.509635974304069</text:p>
          </table:table-cell>
          <table:table-cell office:value-type="float" office:value="0.91220556745182" calcext:value-type="float">
            <text:p>0.91220556745182</text:p>
          </table:table-cell>
          <table:table-cell office:value-type="float" office:value="5.16488222698073" calcext:value-type="float">
            <text:p>5.16488222698073</text:p>
          </table:table-cell>
          <table:table-cell office:value-type="float" office:value="5.33618843683084" calcext:value-type="float">
            <text:p>5.33618843683084</text:p>
          </table:table-cell>
          <table:table-cell table:style-name="ce3" office:value-type="float" office:value="5.3576017130621" calcext:value-type="float">
            <text:p>5.3576017130621</text:p>
          </table:table-cell>
          <table:table-cell office:value-type="float" office:value="5.34903640256959" calcext:value-type="float">
            <text:p>5.34903640256959</text:p>
          </table:table-cell>
          <table:table-cell office:value-type="float" office:value="5" calcext:value-type="float">
            <text:p>5</text:p>
          </table:table-cell>
          <table:table-cell table:formula="of:=SUM([.A33:.I33])/9" office:value-type="float" office:value="2.52581489412325" calcext:value-type="float">
            <text:p>2.52581489412325</text:p>
          </table:table-cell>
          <table:table-cell table:formula="of:=MAXA([.A33:.I33])" office:value-type="float" office:value="5.3576017130621" calcext:value-type="float">
            <text:p>5.3576017130621</text:p>
          </table:table-cell>
        </table:table-row>
        <table:table-row table:style-name="ro1">
          <table:table-cell office:value-type="float" office:value="0.141206675224647" calcext:value-type="float">
            <text:p>0.141206675224647</text:p>
          </table:table-cell>
          <table:table-cell office:value-type="float" office:value="-0.569105691056911" calcext:value-type="float">
            <text:p>-0.569105691056911</text:p>
          </table:table-cell>
          <table:table-cell office:value-type="float" office:value="0.457851946940522" calcext:value-type="float">
            <text:p>0.457851946940522</text:p>
          </table:table-cell>
          <table:table-cell office:value-type="float" office:value="-0.124090714591356" calcext:value-type="float">
            <text:p>-0.124090714591356</text:p>
          </table:table-cell>
          <table:table-cell office:value-type="float" office:value="1.42490372272144" calcext:value-type="float">
            <text:p>1.42490372272144</text:p>
          </table:table-cell>
          <table:table-cell office:value-type="float" office:value="5.20753102267865" calcext:value-type="float">
            <text:p>5.20753102267865</text:p>
          </table:table-cell>
          <table:table-cell office:value-type="float" office:value="5.27171587505349" calcext:value-type="float">
            <text:p>5.27171587505349</text:p>
          </table:table-cell>
          <table:table-cell office:value-type="float" office:value="5.47282841249465" calcext:value-type="float">
            <text:p>5.47282841249465</text:p>
          </table:table-cell>
          <table:table-cell table:style-name="ce3" office:value-type="float" office:value="5.49850235344459" calcext:value-type="float">
            <text:p>5.49850235344459</text:p>
          </table:table-cell>
          <table:table-cell office:value-type="float" office:value="3" calcext:value-type="float">
            <text:p>3</text:p>
          </table:table-cell>
          <table:table-cell table:formula="of:=SUM([.A34:.I34])/9" office:value-type="float" office:value="2.5312604003233" calcext:value-type="float">
            <text:p>2.5312604003233</text:p>
          </table:table-cell>
          <table:table-cell table:formula="of:=MAXA([.A34:.I34])" office:value-type="float" office:value="5.49850235344459" calcext:value-type="float">
            <text:p>5.49850235344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1:51:04.2113184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16:28:32.416198900</meta:creation-date>
    <dc:date>2021-07-07T11:51:11.971700985</dc:date>
    <meta:editing-duration>PT34M23S</meta:editing-duration>
    <meta:editing-cycles>9</meta:editing-cycles>
    <meta:generator>LibreOffice/6.1.6.3$Linux_X86_64 LibreOffice_project/10$Build-3</meta:generator>
    <meta:document-statistic meta:table-count="1" meta:cell-count="292" meta:object-count="0"/>
  </office:meta>
</office:document-meta>
</file>